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FreeSerif" svg:font-family="FreeSerif"/>
  </office:font-face-decls>
  <office:automatic-styles>
    <style:style style:family="paragraph" style:name="P2" style:display-name="P2" style:parent-style-name="Title">
      <style:text-properties fo:font-size="12pt"/>
    </style:style>
    <style:style style:family="paragraph" style:name="P3" style:display-name="P3" style:list-style-name="L1">
      <style:paragraph-properties fo:text-indent="0.000000cm" fo:margin-left="0.635000cm" style:writing-mode="lr"/>
      <style:text-properties style:font-name="Arial, Arial" fo:font-size="10pt" fo:language="en" fo:country="US"/>
    </style:style>
    <style:style style:family="paragraph" style:name="P4" style:display-name="P4" style:list-style-name="L2">
      <style:paragraph-properties fo:text-indent="0.000000cm" fo:margin-left="0.635000cm" style:writing-mode="lr"/>
      <style:text-properties style:font-name="Arial, Arial" fo:font-size="10pt" fo:language="en" fo:country="US"/>
    </style:style>
    <style:style style:family="paragraph" style:name="P5" style:display-name="P5" style:list-style-name="L3">
      <style:paragraph-properties fo:text-indent="0.000000cm" fo:margin-left="0.635000cm" style:writing-mode="lr"/>
      <style:text-properties style:font-name="Arial, Arial" fo:font-size="10pt" fo:language="en" fo:country="US"/>
    </style:style>
    <style:style style:family="paragraph" style:name="P6" style:display-name="P6" style:parent-style-name="Normal">
      <style:paragraph-properties fo:text-align="end"/>
      <style:text-properties style:font-name="Arial, Arial" fo:font-size="10pt"/>
    </style:style>
    <style:style style:family="paragraph" style:name="P1" style:display-name="P1" style:parent-style-name="Normal">
      <style:text-properties style:font-name="Arial, Arial" fo:font-size="10pt"/>
    </style:style>
    <style:style style:family="section" style:name="Sect1" style:display-name="Sect1"/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  <text:list-style style:name="L1">
      <text:list-level-style-bullet text:level="1" text:bullet-char="•">
        <style:list-level-properties fo:text-indent="0.000000cm" text:space-before="0cm" text:min-label-width="0.635000cm" fo:margin-left="0.635000cm"/>
        <style:text-properties style:font-name="FreeSerif"/>
      </text:list-level-style-bullet>
    </text:list-style>
    <text:list-style style:name="L2">
      <text:list-level-style-bullet text:level="1" text:bullet-char="•">
        <style:list-level-properties fo:text-indent="0.000000cm" text:space-before="0cm" text:min-label-width="0.635000cm" fo:margin-left="0.635000cm"/>
        <style:text-properties style:font-name="FreeSerif"/>
      </text:list-level-style-bullet>
    </text:list-style>
    <text:list-style style:name="L3">
      <text:list-level-style-bullet text:level="1" text:bullet-char="•">
        <style:list-level-properties fo:text-indent="0.000000cm" text:space-before="0cm" text:min-label-width="0.635000cm" fo:margin-left="0.635000cm"/>
        <style:text-properties style:font-name="FreeSerif"/>
      </text:list-level-style-bullet>
    </text:list-style>
  </office:automatic-styles>
  <office:body>
    <office:text>
      <text:section text:style-name="Sect1" text:name="Section1">
        <text:p text:style-name="P1">Association MVA-Alumni</text:p>
        <text:p text:style-name="P1">ENS de Cachan</text:p>
        <text:p text:style-name="P1">94230 Cachan</text:p>
        <text:p text:style-name="P1"/>
        <text:p text:style-name="P1"/>
        <text:p text:style-name="P2">Procès-verbal de l’assemblée générale constitutive du 12 janvier 2015</text:p>
        <text:p text:style-name="P1"/>
        <text:p text:style-name="P1">Le 12 janvier 2015 à 16 heures, les fondateurs de l’association MVA-Alumni se sont réunis en assemblée générale constitutive à L'ENS de Cachan, 94230 Cachan.</text:p>
        <text:p text:style-name="P1"/>
        <text:p text:style-name="P1">Sont présents :</text:p>
        <text:list text:style-name="L1">
          <text:list-item>
            <text:p text:style-name="P3">Mathieu Andreux, 10 rue Marguerin, 75014 Paris</text:p>
          </text:list-item>
          <text:list-item>
            <text:p text:style-name="P3">Michel Blancard, 70 avenue de la République, 92120 Montrouge</text:p>
          </text:list-item>
        </text:list>
        <text:p text:style-name="P1"/>
        <text:p text:style-name="P1">L’assemblée générale désigne Mathieu Andreux en qualité de président de séance et Michel Blancard en qualité de secrétaire de séance.</text:p>
        <text:p text:style-name="P1"/>
        <text:p text:style-name="P1">Le président rappelle l'ordre de jour :</text:p>
        <text:list text:style-name="L2">
          <text:list-item>
            <text:p text:style-name="P4">Présentation du projet d'association ;</text:p>
          </text:list-item>
          <text:list-item>
            <text:p text:style-name="P4">Discussion, rédaction et adoption des statuts ;</text:p>
          </text:list-item>
          <text:list-item>
            <text:p text:style-name="P4">Désignation des membres du conseil d'administration et du bureau initiaux ;</text:p>
          </text:list-item>
          <text:list-item>
            <text:p text:style-name="P4">Attribution des pouvoirs nécessaires aux démarches de déclaration.</text:p>
          </text:list-item>
        </text:list>
        <text:p text:style-name="P1"/>
        <text:p text:style-name="P1">Après débat entre les membres, le président de séance met aux voix les questions suivantes, conformément à l'ordre du jour :</text:p>
        <text:list text:style-name="L3">
          <text:list-item>
            <text:p text:style-name="P5">Adoption des statuts : l'assemblée adopte à l'unanimité les statuts proposés ;</text:p>
          </text:list-item>
          <text:list-item>
            <text:p text:style-name="P5">Désignation des membres du Conseil d'Administration et du bureau initiaux : l'assemblée désigne Mathieu Andreux et Michel Blancard en qualité de membres du Conseil d'Administration et Mathieu Andreux et Michel Blancard en qualité de membres du bureau. Ceux-ci exerceront leur fonction conformément aux statuts. Cette résolution est adoptée à l'unanimité. Les membres du conseil ainsi désignés acceptent leurs fonctions</text:p>
          </text:list-item>
          <text:list-item>
            <text:p text:style-name="P5">Attribution des pouvoirs nécessaires aux démarches de déclaration : l'assemblée donne pouvoir à Mathieu Andreux et Michel Blancard aux fins d'effectuer toutes démarches nécessaires à la constitution de l'association (déclaration à la préfecture et publication au Journal Officiel). Cette résolution est adoptée à l'unanimité.</text:p>
          </text:list-item>
        </text:list>
        <text:p text:style-name="P1"/>
        <text:p text:style-name="P1"/>
        <text:p text:style-name="P6">Michel Blancard, secrétaire de séance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  <style:font-face style:name="OpenSymbol" svg:font-family="OpenSymbol"/>
    <style:font-face style:name="Arial, Arial" svg:font-family="Arial, Arial"/>
  </office:font-face-decls>
  <office:styles>
    <style:default-style style:family="paragraph">
      <style:paragraph-properties style:tab-stop-distance="0.4925in"/>
    </style:default-style>
    <style:style style:family="text" style:name="Bullet-Symbols-text" style:display-name="Bullet Symbols_text" style:next-style-name="Bullet-Symbols-text">
      <style:text-properties style:font-name="OpenSymbol"/>
    </style:style>
    <style:style style:family="paragraph" style:name="Text-body" style:display-name="Text body" style:parent-style-name="Normal" style:next-style-name="Text-body">
      <style:paragraph-properties fo:line-height="120%" fo:margin-top="0in" fo:margin-bottom="0.0972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Title" style:display-name="Title" style:parent-style-name="Heading" style:next-style-name="Text-body">
      <style:paragraph-properties fo:text-align="center"/>
      <style:text-properties fo:font-size="28pt" fo:font-weight="bold"/>
    </style:style>
    <style:style style:family="paragraph" style:name="Normal" style:display-name="Normal">
      <style:paragraph-properties style:writing-mode="lr"/>
      <style:text-properties style:font-name="Liberation Serif" fo:font-size="12pt" fo:language="en" fo:country="US"/>
    </style:style>
  </office:styles>
  <office:automatic-styles>
    <style:page-layout style:name="Standard">
      <style:page-layout-properties fo:page-width="8.267717in" fo:page-height="11.692913in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0 (unix, gtk)</meta:generator>
    <meta:creation-date>2015-03-10T11:16:50.223166226</meta:creation-date>
    <dc:date>Tue Mar 10 11:42:32 2015
</dc:date>
  </office:meta>
</office:document-meta>
</file>